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6.038cm" fo:min-width="5.78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01cm" fo:min-width="0.651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TeX Gyre Bonum"/>
    </style:style>
    <style:style style:name="P4" style:family="paragraph">
      <style:text-properties style:font-name="TeX Gyre Bonum"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TeX Gyre Bonum" fo:font-size="13pt" style:font-size-asian="13pt" style:font-size-complex="13pt"/>
    </style:style>
    <style:style style:name="T1" style:family="text">
      <style:text-properties style:font-name="TeX Gyre Bonum"/>
    </style:style>
    <style:style style:name="T2" style:family="text">
      <style:text-properties style:font-name="TeX Gyre Bonum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4.429cm" svg:y="2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7.985cm" svg:y="1.635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12.43cm" svg:y="5.699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7.986cm" svg:y="10.399cm">
          <text:p text:style-name="P2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3.541cm" svg:y="5.953cm">
          <text:p text:style-name="P2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11.16cm" svg:y="2.906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11.161cm" svg:y="8.875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4.81cm" svg:y="9.002cm">
          <text:p text:style-name="P2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7cm" svg:height="1.777cm" svg:x="4.81cm" svg:y="2.778cm">
          <text:p text:style-name="P2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4.826cm" svg:height="1.479cm" svg:x="12.684cm" svg:y="1.934cm">
          <draw:text-box>
            <text:p text:style-name="P4"><text:span text:style-name="T2">Replica of H</text:span></text:p>
            <text:p text:style-name="P4"><text:span text:style-name="T2">Replica of A</text:span></text:p>
          </draw:text-box>
        </draw:frame>
        <draw:frame draw:style-name="gr3" draw:text-style-name="P5" draw:layer="layout" svg:width="4.826cm" svg:height="1.479cm" svg:x="14.208cm" svg:y="5.744cm">
          <draw:text-box>
            <text:p text:style-name="P4"><text:span text:style-name="T2">Replica of A</text:span></text:p>
            <text:p text:style-name="P4"><text:span text:style-name="T2">Replica of B</text:span></text:p>
          </draw:text-box>
        </draw:frame>
        <draw:frame draw:style-name="gr3" draw:text-style-name="P5" draw:layer="layout" svg:width="4.826cm" svg:height="1.479cm" svg:x="12.938cm" svg:y="9.554cm">
          <draw:text-box>
            <text:p text:style-name="P4"><text:span text:style-name="T2">Replica of B</text:span></text:p>
            <text:p text:style-name="P4"><text:span text:style-name="T2">Replica of C</text:span></text:p>
          </draw:text-box>
        </draw:frame>
        <draw:frame draw:style-name="gr3" draw:text-style-name="P5" draw:layer="layout" svg:width="4.826cm" svg:height="1.479cm" svg:x="7.096cm" svg:y="12.094cm">
          <draw:text-box>
            <text:p text:style-name="P4"><text:span text:style-name="T2">Replica of C</text:span></text:p>
            <text:p text:style-name="P4"><text:span text:style-name="T2">Replica of D</text:span></text:p>
          </draw:text-box>
        </draw:frame>
        <draw:frame draw:style-name="gr3" draw:text-style-name="P5" draw:layer="layout" svg:width="4.826cm" svg:height="1.479cm" svg:x="1.762cm" svg:y="10.017cm">
          <draw:text-box>
            <text:p text:style-name="P4"><text:span text:style-name="T2">Replica of D</text:span></text:p>
            <text:p text:style-name="P4"><text:span text:style-name="T2">Replica of E</text:span></text:p>
          </draw:text-box>
        </draw:frame>
        <draw:frame draw:style-name="gr3" draw:text-style-name="P5" draw:layer="layout" svg:width="4.826cm" svg:height="1.479cm" svg:x="0.365cm" svg:y="6.125cm">
          <draw:text-box>
            <text:p text:style-name="P4"><text:span text:style-name="T2">Replica of E</text:span></text:p>
            <text:p text:style-name="P4"><text:span text:style-name="T2">Replica of F</text:span></text:p>
          </draw:text-box>
        </draw:frame>
        <draw:frame draw:style-name="gr3" draw:text-style-name="P5" draw:layer="layout" svg:width="4.826cm" svg:height="1.479cm" svg:x="2.016cm" svg:y="1.762cm">
          <draw:text-box>
            <text:p text:style-name="P4"><text:span text:style-name="T2">Replica of F</text:span></text:p>
            <text:p text:style-name="P4"><text:span text:style-name="T2">Replica of G</text:span></text:p>
          </draw:text-box>
        </draw:frame>
        <draw:frame draw:style-name="gr3" draw:text-style-name="P5" draw:layer="layout" svg:width="4.826cm" svg:height="1.479cm" svg:x="7.096cm" svg:y="0.238cm">
          <draw:text-box>
            <text:p text:style-name="P4"><text:span text:style-name="T2">Replica of G</text:span></text:p>
            <text:p text:style-name="P4"><text:span text:style-name="T2">Replica of 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2:26:25.307712221</meta:creation-date>
    <dc:date>2018-05-23T22:02:36.322171816</dc:date>
    <meta:editing-duration>PT26M13S</meta:editing-duration>
    <meta:editing-cycles>3</meta:editing-cycles>
    <meta:generator>LibreOffice/5.1.6.2$Linux_X86_64 LibreOffice_project/10m0$Build-2</meta:generator>
    <meta:document-statistic meta:object-count="17"/>
  </office:meta>
</office:document-meta>
</file>